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ReceiptFrameMessageMatcher.matchInternal( StompHeaderAccessor headers ,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tompBrokerRelayIntegrationTests.stopActiveMqBrokerAndAwa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ExchangeBuilder.andExpec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EventPublisher.expectBrokerAvailabilityEvent( boolean isBrokerAvai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Builder.subscribeWithReceipt( String sessionId , String subscriptionId , String destination , String receip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MessageHandler.handleMessage( 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mpMessageFrameMessageMatcher.getPayload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ReceiptFrameMessageMatch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Builder.connectWithError( String sessi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Exchange.matchMessage( 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tompBrokerRelayIntegrationTests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ExchangeBuilder.connect( String sessi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ompReceiptFrameMessageMatcher.StompReceiptFrameMessageMatcher( String sessionId , String rece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FrameMessageMatcher.StompFrameMessageMatcher( StompCommand command ,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tompBrokerRelayIntegrationTests.setup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ExchangeBuilder.andExpectMessage( String sessionId , String subscrip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MessageHandler.expectMessages( MessageExchange ... messageExchang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ompMessageFrameMessageMatcher.StompMessageFrameMessageMatcher( String sessionId , String subscriptionId , String destination ,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tompBrokerRelayIntegrationTests.publishSubscri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ompMessageFrameMessageMatch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MessageFrameMessageMatcher.matchInternal( StompHeaderAccessor headers , Object payloa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StompBrokerRelayIntegrationTests.disconnectWithRece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tompBrokerRelayIntegrationTests.startActiveMQBrok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MessageHandler.findMatch( List &lt; MessageExchange &gt; expectedMessages , 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Exchange.MessageExchange( Message &lt; ? &gt; message , MessageMatcher ...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tompBrokerRelayIntegrationTests.relayReconnectsIfBrokerComesBac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ompFrameMessageMatcher.match( 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ExchangeBuilder.MessageExchangeBuilder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Builder.andExpectError(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ConnectedFrameMessageMatcher.StompConnectedFrameMessageMatcher(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Builder.send( String destination , String payloa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ExchangeBuilder.error(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ventPublisher.publishEven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ompBrokerRelayIntegrationTests.brokerBecomingUnavailableTriggersError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Exchange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ompBrokerRelayIntegrationTests.messageDeliveryExceptionIfSystemSessionForwardF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tompBrokerRelayIntegrationTests.createAndStartR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ssageExchangeBuilder.disconnectWithReceipt( String sessionId , String receip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tompBrokerRelayIntegrationTests.createStompConnector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FrameMessageMatcher.matchInternal( StompHeaderAccessor headers ,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ventPublisher.publishEvent( Objec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mpFrameMessageMatch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ompBrokerRelayIntegrationTests.brokerAvailabilityEventWhenSto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